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12pt" fo:font-weight="bold"/>
    </style:style>
    <style:style style:name="T3" style:family="text">
      <style:text-properties fo:color="#808000"/>
    </style:style>
    <style:style style:name="T4" style:family="text">
      <style:text-properties fo:color="#808000" style:font-name="DejaVu Sans Mono" fo:font-size="12pt"/>
    </style:style>
    <style:style style:name="T5" style:family="text">
      <style:text-properties style:font-name="DejaVu Sans Mono" fo:font-size="12pt"/>
    </style:style>
    <style:style style:name="T6" style:family="text">
      <style:text-properties fo:color="#008000" style:font-name="DejaVu Sans Mono" fo:font-size="12pt" fo:font-weight="bold"/>
    </style:style>
    <style:style style:name="T7" style:family="text">
      <style:text-properties fo:color="#660e7a" style:font-name="DejaVu Sans Mono" fo:font-size="12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 </text:span>com.softcell.soutilities.mvp.models.merchant_payment;</text:p>
      <text:p text:style-name="P1"><text:span text:style-name="T1">import </text:span>com.fasterxml.jackson.annotation.<text:span text:style-name="T3">JsonProperty</text:span>;</text:p>
      <text:p text:style-name="P1"><text:span text:style-name="T1">import </text:span>java.util.Date;</text:p>
      <text:p text:style-name="P1"><text:span text:style-name="T1">public class </text:span>MerchantPaymentInfo {</text:p>
      <text:p text:style-name="P2"><text:s text:c="4"/><text:span text:style-name="T4">@JsonProperty</text:span><text:span text:style-name="T5">(</text:span><text:span text:style-name="T6">"sId"</text:span><text:span text:style-name="T5">)</text:span></text:p>
      <text:p text:style-name="P2"><text:s text:c="4"/><text:span text:style-name="T2">private </text:span><text:span text:style-name="T5">String </text:span><text:span text:style-name="T7">id</text:span><text:span text:style-name="T5">;</text:span></text:p>
      <text:p text:style-name="P2"><text:s text:c="4"/><text:span text:style-name="T4">@JsonProperty</text:span><text:span text:style-name="T5">(</text:span><text:span text:style-name="T6">"sRefId"</text:span><text:span text:style-name="T5">)</text:span></text:p>
      <text:p text:style-name="P2"><text:s text:c="4"/><text:span text:style-name="T2">private </text:span><text:span text:style-name="T5">String </text:span><text:span text:style-name="T7">refId</text:span><text:span text:style-name="T5">;</text:span></text:p>
      <text:p text:style-name="P2"><text:s text:c="4"/><text:span text:style-name="T4">@JsonProperty</text:span><text:span text:style-name="T5">(</text:span><text:span text:style-name="T6">"sDoId"</text:span><text:span text:style-name="T5">)</text:span></text:p>
      <text:p text:style-name="P2"><text:s text:c="4"/><text:span text:style-name="T2">private </text:span><text:span text:style-name="T5">String </text:span><text:span text:style-name="T7">doId</text:span><text:span text:style-name="T5">;</text:span></text:p>
      <text:p text:style-name="P2"><text:s text:c="4"/><text:span text:style-name="T4">@JsonProperty</text:span><text:span text:style-name="T5">(</text:span><text:span text:style-name="T6">"sInstitutionId"</text:span><text:span text:style-name="T5">)</text:span></text:p>
      <text:p text:style-name="P2"><text:s text:c="4"/><text:span text:style-name="T2">private </text:span><text:span text:style-name="T5">String </text:span><text:span text:style-name="T7">institutionId</text:span><text:span text:style-name="T5">;</text:span></text:p>
      <text:p text:style-name="P2"><text:s text:c="4"/><text:span text:style-name="T4">@JsonProperty</text:span><text:span text:style-name="T5">(</text:span><text:span text:style-name="T6">"sProduct"</text:span><text:span text:style-name="T5">)</text:span></text:p>
      <text:p text:style-name="P2"><text:s text:c="4"/><text:span text:style-name="T2">private </text:span><text:span text:style-name="T5">String </text:span><text:span text:style-name="T7">product</text:span><text:span text:style-name="T5">;</text:span></text:p>
      <text:p text:style-name="P2"><text:s text:c="4"/><text:span text:style-name="T4">@JsonProperty</text:span><text:span text:style-name="T5">(</text:span><text:span text:style-name="T6">"sLoanType"</text:span><text:span text:style-name="T5">)</text:span></text:p>
      <text:p text:style-name="P2"><text:s text:c="4"/><text:span text:style-name="T2">private </text:span><text:span text:style-name="T5">String </text:span><text:span text:style-name="T7">loanType</text:span><text:span text:style-name="T5">;</text:span></text:p>
      <text:p text:style-name="P2"><text:s text:c="4"/><text:span text:style-name="T4">@JsonProperty</text:span><text:span text:style-name="T5">(</text:span><text:span text:style-name="T6">"sLoanCategory"</text:span><text:span text:style-name="T5">)</text:span></text:p>
      <text:p text:style-name="P2"><text:s text:c="4"/><text:span text:style-name="T2">private </text:span><text:span text:style-name="T5">String </text:span><text:span text:style-name="T7">loanCategory</text:span><text:span text:style-name="T5">;</text:span></text:p>
      <text:p text:style-name="P2"><text:s text:c="4"/><text:span text:style-name="T4">@JsonProperty</text:span><text:span text:style-name="T5">(</text:span><text:span text:style-name="T6">"dtDate"</text:span><text:span text:style-name="T5">)</text:span></text:p>
      <text:p text:style-name="P2"><text:s text:c="4"/><text:span text:style-name="T2">private </text:span><text:span text:style-name="T5">Date </text:span><text:span text:style-name="T7">date </text:span><text:span text:style-name="T5">= </text:span><text:span text:style-name="T2">new </text:span><text:span text:style-name="T5">Date();</text:span></text:p>
      <text:p text:style-name="P2"><text:s text:c="4"/><text:span text:style-name="T4">@JsonProperty</text:span><text:span text:style-name="T5">(</text:span><text:span text:style-name="T6">"dtTxnDate"</text:span><text:span text:style-name="T5">)</text:span></text:p>
      <text:p text:style-name="P2"><text:s text:c="4"/><text:span text:style-name="T2">private </text:span><text:span text:style-name="T5">Date </text:span><text:span text:style-name="T7">txnDate</text:span><text:span text:style-name="T5">;</text:span></text:p>
      <text:p text:style-name="P2"><text:s text:c="4"/><text:span text:style-name="T4">@JsonProperty</text:span><text:span text:style-name="T5">(</text:span><text:span text:style-name="T6">"sPaymentMode"</text:span><text:span text:style-name="T5">)</text:span></text:p>
      <text:p text:style-name="P2"><text:s text:c="4"/><text:span text:style-name="T2">private </text:span><text:span text:style-name="T5">String </text:span><text:span text:style-name="T7">paymentMode</text:span><text:span text:style-name="T5">;</text:span></text:p>
      <text:p text:style-name="P2"><text:s text:c="4"/><text:span text:style-name="T4">@JsonProperty</text:span><text:span text:style-name="T5">(</text:span><text:span text:style-name="T6">"sPaymentRefNo"</text:span><text:span text:style-name="T5">)</text:span></text:p>
      <text:p text:style-name="P2"><text:s text:c="4"/><text:span text:style-name="T2">private </text:span><text:span text:style-name="T5">String </text:span><text:span text:style-name="T7">paymentRefNo</text:span><text:span text:style-name="T5">;</text:span></text:p>
      <text:p text:style-name="P2"><text:s text:c="4"/><text:span text:style-name="T4">@JsonProperty</text:span><text:span text:style-name="T5">(</text:span><text:span text:style-name="T6">"sDatePost"</text:span><text:span text:style-name="T5">)</text:span></text:p>
      <text:p text:style-name="P2"><text:s text:c="4"/><text:span text:style-name="T2">private </text:span><text:span text:style-name="T5">String </text:span><text:span text:style-name="T7">datePost</text:span><text:span text:style-name="T5">;</text:span></text:p>
      <text:p text:style-name="P2"><text:s text:c="4"/><text:span text:style-name="T4">@JsonProperty</text:span><text:span text:style-name="T5">(</text:span><text:span text:style-name="T6">"sStage"</text:span><text:span text:style-name="T5">)</text:span></text:p>
      <text:p text:style-name="P2"><text:s text:c="4"/><text:span text:style-name="T2">private </text:span><text:span text:style-name="T5">String </text:span><text:span text:style-name="T7">stage</text:span><text:span text:style-name="T5">;</text:span></text:p>
      <text:p text:style-name="P2"><text:s text:c="4"/><text:span text:style-name="T4">@JsonProperty</text:span><text:span text:style-name="T5">(</text:span><text:span text:style-name="T6">"sPaymentStatus"</text:span><text:span text:style-name="T5">)</text:span></text:p>
      <text:p text:style-name="P2"><text:s text:c="4"/><text:span text:style-name="T2">private </text:span><text:span text:style-name="T5">String </text:span><text:span text:style-name="T7">paymentStatus</text:span><text:span text:style-name="T5">;</text:span></text:p>
      <text:p text:style-name="P2"><text:s text:c="4"/><text:span text:style-name="T4">@JsonProperty</text:span><text:span text:style-name="T5">(</text:span><text:span text:style-name="T6">"sInquiryStatus"</text:span><text:span text:style-name="T5">)</text:span></text:p>
      <text:p text:style-name="P2"><text:s text:c="4"/><text:span text:style-name="T2">private </text:span><text:span text:style-name="T5">String </text:span><text:span text:style-name="T7">inquiryStatus</text:span><text:span text:style-name="T5">;</text:span></text:p>
      <text:p text:style-name="P2"><text:s text:c="4"/><text:span text:style-name="T4">@JsonProperty</text:span><text:span text:style-name="T5">(</text:span><text:span text:style-name="T6">"sMerchantId"</text:span><text:span text:style-name="T5">)</text:span></text:p>
      <text:p text:style-name="P2"><text:s text:c="4"/><text:span text:style-name="T2">private </text:span><text:span text:style-name="T5">String </text:span><text:span text:style-name="T7">merchantId</text:span><text:span text:style-name="T5">;</text:span></text:p>
      <text:p text:style-name="P2"><text:s text:c="4"/><text:span text:style-name="T4">@JsonProperty</text:span><text:span text:style-name="T5">(</text:span><text:span text:style-name="T6">"sMerchantName"</text:span><text:span text:style-name="T5">)</text:span></text:p>
      <text:p text:style-name="P2"><text:s text:c="4"/><text:span text:style-name="T2">private </text:span><text:span text:style-name="T5">String </text:span><text:span text:style-name="T7">merchantName</text:span><text:span text:style-name="T5">;</text:span></text:p>
      <text:p text:style-name="P2"><text:s text:c="4"/><text:span text:style-name="T4">@JsonProperty</text:span><text:span text:style-name="T5">(</text:span><text:span text:style-name="T6">"sMerchantType"</text:span><text:span text:style-name="T5">)</text:span></text:p>
      <text:p text:style-name="P2"><text:s text:c="4"/><text:span text:style-name="T2">private </text:span><text:span text:style-name="T5">String </text:span><text:span text:style-name="T7">merchantType</text:span><text:span text:style-name="T5">;</text:span></text:p>
      <text:p text:style-name="P2"><text:s text:c="4"/><text:span text:style-name="T4">@JsonProperty</text:span><text:span text:style-name="T5">(</text:span><text:span text:style-name="T6">"sDealerId"</text:span><text:span text:style-name="T5">)</text:span></text:p>
      <text:p text:style-name="P2"><text:s text:c="4"/><text:span text:style-name="T2">private </text:span><text:span text:style-name="T5">String </text:span><text:span text:style-name="T7">dealerId</text:span><text:span text:style-name="T5">;</text:span></text:p>
      <text:p text:style-name="P2"><text:s text:c="4"/><text:span text:style-name="T4">@JsonProperty</text:span><text:span text:style-name="T5">(</text:span><text:span text:style-name="T6">"sDealerName"</text:span><text:span text:style-name="T5">)</text:span></text:p>
      <text:p text:style-name="P2"><text:s text:c="4"/><text:span text:style-name="T2">private </text:span><text:span text:style-name="T5">String </text:span><text:span text:style-name="T7">dealerName</text:span><text:span text:style-name="T5">;</text:span></text:p>
      <text:p text:style-name="P2"><text:s text:c="4"/><text:span text:style-name="T4">@JsonProperty</text:span><text:span text:style-name="T5">(</text:span><text:span text:style-name="T6">"sDealerType"</text:span><text:span text:style-name="T5">)</text:span></text:p>
      <text:p text:style-name="P2"><text:s text:c="4"/><text:span text:style-name="T2">private </text:span><text:span text:style-name="T5">String </text:span><text:span text:style-name="T7">dealerType</text:span><text:span text:style-name="T5">;</text:span></text:p>
      <text:p text:style-name="P2"><text:s text:c="4"/><text:span text:style-name="T4">@JsonProperty</text:span><text:span text:style-name="T5">(</text:span><text:span text:style-name="T6">"ltxnAmt"</text:span><text:span text:style-name="T5">)</text:span></text:p>
      <text:p text:style-name="P2"><text:s text:c="4"/><text:span text:style-name="T2">private long </text:span><text:span text:style-name="T7">txnAmt</text:span><text:span text:style-name="T5">;</text:span></text:p>
      <text:p text:style-name="P2"><text:s text:c="4"/><text:span text:style-name="T4">@JsonProperty</text:span><text:span text:style-name="T5">(</text:span><text:span text:style-name="T6">"iPaymentAttempts"</text:span><text:span text:style-name="T5">)</text:span></text:p>
      <text:p text:style-name="P2"><text:s text:c="4"/><text:span text:style-name="T2">private int </text:span><text:span text:style-name="T7">paymentAttempts</text:span><text:span text:style-name="T5">;</text:span></text:p>
      <text:p text:style-name="P2"><text:s text:c="4"/><text:span text:style-name="T4">@JsonProperty</text:span><text:span text:style-name="T5">(</text:span><text:span text:style-name="T6">"iInquiryAttempts"</text:span><text:span text:style-name="T5">)</text:span></text:p>
      <text:p text:style-name="P2"><text:soft-page-break/><text:s text:c="4"/><text:span text:style-name="T2">private int </text:span><text:span text:style-name="T7">inquiryAttempts</text:span><text:span text:style-name="T5">;</text:span></text:p>
      <text:p text:style-name="P2"><text:s text:c="4"/><text:span text:style-name="T4">@JsonProperty</text:span><text:span text:style-name="T5">(</text:span><text:span text:style-name="T6">"sUtrNo"</text:span><text:span text:style-name="T5">)</text:span></text:p>
      <text:p text:style-name="P2"><text:s text:c="4"/><text:span text:style-name="T2">private </text:span><text:span text:style-name="T5">String </text:span><text:span text:style-name="T7">utrNo</text:span><text:span text:style-name="T5">;</text:span></text:p>
      <text:p text:style-name="P2"><text:s text:c="4"/><text:span text:style-name="T4">@JsonProperty</text:span><text:span text:style-name="T5">(</text:span><text:span text:style-name="T6">"dtUtrDate"</text:span><text:span text:style-name="T5">)</text:span></text:p>
      <text:p text:style-name="P2"><text:s text:c="4"/><text:span text:style-name="T2">private </text:span><text:span text:style-name="T5">Date </text:span><text:span text:style-name="T7">utrDate</text:span><text:span text:style-name="T5">;</text:span></text:p>
      <text:p text:style-name="P2"><text:s text:c="4"/><text:span text:style-name="T4">@JsonProperty</text:span><text:span text:style-name="T5">(</text:span><text:span text:style-name="T6">"sRemark"</text:span><text:span text:style-name="T5">)</text:span></text:p>
      <text:p text:style-name="P2"><text:s text:c="4"/><text:span text:style-name="T2">private </text:span><text:span text:style-name="T5">String </text:span><text:span text:style-name="T7">remark</text:span><text:span text:style-name="T5">;</text:span></text:p>
      <text:p text:style-name="P2"><text:s text:c="4"/><text:span text:style-name="T4">@JsonProperty</text:span><text:span text:style-name="T5">(</text:span><text:span text:style-name="T6">"sRequestId"</text:span><text:span text:style-name="T5">)</text:span></text:p>
      <text:p text:style-name="P2"><text:s text:c="4"/><text:span text:style-name="T2">private </text:span><text:span text:style-name="T5">String </text:span><text:span text:style-name="T7">requestId</text:span><text:span text:style-name="T5">;</text:span></text:p>
      <text:p text:style-name="P2"><text:s text:c="4"/><text:span text:style-name="T4">@JsonProperty</text:span><text:span text:style-name="T5">(</text:span><text:span text:style-name="T6">"bPaymentExtarctFlag"</text:span><text:span text:style-name="T5">)</text:span></text:p>
      <text:p text:style-name="P2"><text:s text:c="4"/><text:span text:style-name="T2">private boolean </text:span><text:span text:style-name="T7">paymentExtarctFlag</text:span><text:span text:style-name="T5">;</text:span></text:p>
      <text:p text:style-name="P2"><text:s text:c="4"/><text:span text:style-name="T4">@JsonProperty</text:span><text:span text:style-name="T5">(</text:span><text:span text:style-name="T6">"bPushed"</text:span><text:span text:style-name="T5">)</text:span></text:p>
      <text:p text:style-name="P2"><text:s text:c="4"/><text:span text:style-name="T2">private boolean </text:span><text:span text:style-name="T7">pushed</text:span><text:span text:style-name="T5">;</text:span></text:p>
      <text:p text:style-name="P2"><text:s text:c="4"/><text:span text:style-name="T2">public </text:span><text:span text:style-name="T5">String getId() {</text:span></text:p>
      <text:p text:style-name="P2"><text:s text:c="8"/><text:span text:style-name="T2">return </text:span><text:span text:style-name="T7">id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Id(String id) {</text:span></text:p>
      <text:p text:style-name="P2"><text:s text:c="8"/><text:span text:style-name="T2">this</text:span><text:span text:style-name="T5">.</text:span><text:span text:style-name="T7">id </text:span><text:span text:style-name="T5">= id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RefId() {</text:span></text:p>
      <text:p text:style-name="P2"><text:s text:c="8"/><text:span text:style-name="T2">return </text:span><text:span text:style-name="T7">refId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RefId(String refId) {</text:span></text:p>
      <text:p text:style-name="P2"><text:s text:c="8"/><text:span text:style-name="T2">this</text:span><text:span text:style-name="T5">.</text:span><text:span text:style-name="T7">refId </text:span><text:span text:style-name="T5">= refId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DoId() {</text:span></text:p>
      <text:p text:style-name="P2"><text:s text:c="8"/><text:span text:style-name="T2">return </text:span><text:span text:style-name="T7">doId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DoId(String doId) {</text:span></text:p>
      <text:p text:style-name="P2"><text:s text:c="8"/><text:span text:style-name="T2">this</text:span><text:span text:style-name="T5">.</text:span><text:span text:style-name="T7">doId </text:span><text:span text:style-name="T5">= doId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InstitutionId() {</text:span></text:p>
      <text:p text:style-name="P2"><text:s text:c="8"/><text:span text:style-name="T2">return </text:span><text:span text:style-name="T7">institutionId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InstitutionId(String institutionId) {</text:span></text:p>
      <text:p text:style-name="P2"><text:s text:c="8"/><text:span text:style-name="T2">this</text:span><text:span text:style-name="T5">.</text:span><text:span text:style-name="T7">institutionId </text:span><text:span text:style-name="T5">= institutionId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Product() {</text:span></text:p>
      <text:p text:style-name="P2"><text:s text:c="8"/><text:span text:style-name="T2">return </text:span><text:span text:style-name="T7">product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Product(String product) {</text:span></text:p>
      <text:p text:style-name="P2"><text:s text:c="8"/><text:span text:style-name="T2">this</text:span><text:span text:style-name="T5">.</text:span><text:span text:style-name="T7">product </text:span><text:span text:style-name="T5">= product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LoanType() {</text:span></text:p>
      <text:p text:style-name="P2"><text:s text:c="8"/><text:span text:style-name="T2">return </text:span><text:span text:style-name="T7">loanTyp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LoanType(String loanType) {</text:span></text:p>
      <text:p text:style-name="P2"><text:s text:c="8"/><text:span text:style-name="T2">this</text:span><text:span text:style-name="T5">.</text:span><text:span text:style-name="T7">loanType </text:span><text:span text:style-name="T5">= loanType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LoanCategory() {</text:span></text:p>
      <text:p text:style-name="P2"><text:s text:c="8"/><text:span text:style-name="T2">return </text:span><text:span text:style-name="T7">loanCategory</text:span><text:span text:style-name="T5">;</text:span></text:p>
      <text:p text:style-name="P2"><text:soft-page-break/><text:s text:c="4"/><text:span text:style-name="T5">}</text:span></text:p>
      <text:p text:style-name="P2"><text:s text:c="4"/><text:span text:style-name="T2">public void </text:span><text:span text:style-name="T5">setLoanCategory(String loanCategory) {</text:span></text:p>
      <text:p text:style-name="P2"><text:s text:c="8"/><text:span text:style-name="T2">this</text:span><text:span text:style-name="T5">.</text:span><text:span text:style-name="T7">loanCategory </text:span><text:span text:style-name="T5">= loanCategory;</text:span></text:p>
      <text:p text:style-name="P2"><text:s text:c="4"/><text:span text:style-name="T5">}</text:span></text:p>
      <text:p text:style-name="P2"><text:s text:c="4"/><text:span text:style-name="T2">public </text:span><text:span text:style-name="T5">Date getDate() {</text:span></text:p>
      <text:p text:style-name="P2"><text:s text:c="8"/><text:span text:style-name="T2">return </text:span><text:span text:style-name="T7">dat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Date(Date date) {</text:span></text:p>
      <text:p text:style-name="P2"><text:s text:c="8"/><text:span text:style-name="T2">this</text:span><text:span text:style-name="T5">.</text:span><text:span text:style-name="T7">date </text:span><text:span text:style-name="T5">= date;</text:span></text:p>
      <text:p text:style-name="P2"><text:s text:c="4"/><text:span text:style-name="T5">}</text:span></text:p>
      <text:p text:style-name="P2"><text:s text:c="4"/><text:span text:style-name="T2">public </text:span><text:span text:style-name="T5">Date getTxnDate() {</text:span></text:p>
      <text:p text:style-name="P2"><text:s text:c="8"/><text:span text:style-name="T2">return </text:span><text:span text:style-name="T7">txnDat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TxnDate(Date txnDate) {</text:span></text:p>
      <text:p text:style-name="P2"><text:s text:c="8"/><text:span text:style-name="T2">this</text:span><text:span text:style-name="T5">.</text:span><text:span text:style-name="T7">txnDate </text:span><text:span text:style-name="T5">= txnDate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PaymentMode() {</text:span></text:p>
      <text:p text:style-name="P2"><text:s text:c="8"/><text:span text:style-name="T2">return </text:span><text:span text:style-name="T7">paymentMod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PaymentMode(String paymentMode) {</text:span></text:p>
      <text:p text:style-name="P2"><text:s text:c="8"/><text:span text:style-name="T2">this</text:span><text:span text:style-name="T5">.</text:span><text:span text:style-name="T7">paymentMode </text:span><text:span text:style-name="T5">= paymentMode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PaymentRefNo() {</text:span></text:p>
      <text:p text:style-name="P2"><text:s text:c="8"/><text:span text:style-name="T2">return </text:span><text:span text:style-name="T7">paymentRefNo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PaymentRefNo(String paymentRefNo) {</text:span></text:p>
      <text:p text:style-name="P2"><text:s text:c="8"/><text:span text:style-name="T2">this</text:span><text:span text:style-name="T5">.</text:span><text:span text:style-name="T7">paymentRefNo </text:span><text:span text:style-name="T5">= paymentRefNo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DatePost() {</text:span></text:p>
      <text:p text:style-name="P2"><text:s text:c="8"/><text:span text:style-name="T2">return </text:span><text:span text:style-name="T7">datePost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DatePost(String datePost) {</text:span></text:p>
      <text:p text:style-name="P2"><text:s text:c="8"/><text:span text:style-name="T2">this</text:span><text:span text:style-name="T5">.</text:span><text:span text:style-name="T7">datePost </text:span><text:span text:style-name="T5">= datePost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Stage() {</text:span></text:p>
      <text:p text:style-name="P2"><text:s text:c="8"/><text:span text:style-name="T2">return </text:span><text:span text:style-name="T7">stag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Stage(String stage) {</text:span></text:p>
      <text:p text:style-name="P2"><text:s text:c="8"/><text:span text:style-name="T2">this</text:span><text:span text:style-name="T5">.</text:span><text:span text:style-name="T7">stage </text:span><text:span text:style-name="T5">= stage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PaymentStatus() {</text:span></text:p>
      <text:p text:style-name="P2"><text:s text:c="8"/><text:span text:style-name="T2">return </text:span><text:span text:style-name="T7">paymentStatus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PaymentStatus(String paymentStatus) {</text:span></text:p>
      <text:p text:style-name="P2"><text:s text:c="8"/><text:span text:style-name="T2">this</text:span><text:span text:style-name="T5">.</text:span><text:span text:style-name="T7">paymentStatus </text:span><text:span text:style-name="T5">= paymentStatus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InquiryStatus() {</text:span></text:p>
      <text:p text:style-name="P2"><text:s text:c="8"/><text:span text:style-name="T2">return </text:span><text:span text:style-name="T7">inquiryStatus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InquiryStatus(String inquiryStatus) {</text:span></text:p>
      <text:p text:style-name="P2"><text:s text:c="8"/><text:span text:style-name="T2">this</text:span><text:span text:style-name="T5">.</text:span><text:span text:style-name="T7">inquiryStatus </text:span><text:span text:style-name="T5">= inquiryStatus;</text:span></text:p>
      <text:p text:style-name="P2"><text:soft-page-break/><text:s text:c="4"/><text:span text:style-name="T5">}</text:span></text:p>
      <text:p text:style-name="P2"><text:s text:c="4"/><text:span text:style-name="T2">public </text:span><text:span text:style-name="T5">String getMerchantId() {</text:span></text:p>
      <text:p text:style-name="P2"><text:s text:c="8"/><text:span text:style-name="T2">return </text:span><text:span text:style-name="T7">merchantId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MerchantId(String merchantId) {</text:span></text:p>
      <text:p text:style-name="P2"><text:s text:c="8"/><text:span text:style-name="T2">this</text:span><text:span text:style-name="T5">.</text:span><text:span text:style-name="T7">merchantId </text:span><text:span text:style-name="T5">= merchantId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MerchantName() {</text:span></text:p>
      <text:p text:style-name="P2"><text:s text:c="8"/><text:span text:style-name="T2">return </text:span><text:span text:style-name="T7">merchantNam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MerchantName(String merchantName) {</text:span></text:p>
      <text:p text:style-name="P2"><text:s text:c="8"/><text:span text:style-name="T2">this</text:span><text:span text:style-name="T5">.</text:span><text:span text:style-name="T7">merchantName </text:span><text:span text:style-name="T5">= merchantName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MerchantType() {</text:span></text:p>
      <text:p text:style-name="P2"><text:s text:c="8"/><text:span text:style-name="T2">return </text:span><text:span text:style-name="T7">merchantTyp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MerchantType(String merchantType) {</text:span></text:p>
      <text:p text:style-name="P2"><text:s text:c="8"/><text:span text:style-name="T2">this</text:span><text:span text:style-name="T5">.</text:span><text:span text:style-name="T7">merchantType </text:span><text:span text:style-name="T5">= merchantType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DealerId() {</text:span></text:p>
      <text:p text:style-name="P2"><text:s text:c="8"/><text:span text:style-name="T2">return </text:span><text:span text:style-name="T7">dealerId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DealerId(String dealerId) {</text:span></text:p>
      <text:p text:style-name="P2"><text:s text:c="8"/><text:span text:style-name="T2">this</text:span><text:span text:style-name="T5">.</text:span><text:span text:style-name="T7">dealerId </text:span><text:span text:style-name="T5">= dealerId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DealerName() {</text:span></text:p>
      <text:p text:style-name="P2"><text:s text:c="8"/><text:span text:style-name="T2">return </text:span><text:span text:style-name="T7">dealerNam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DealerName(String dealerName) {</text:span></text:p>
      <text:p text:style-name="P2"><text:s text:c="8"/><text:span text:style-name="T2">this</text:span><text:span text:style-name="T5">.</text:span><text:span text:style-name="T7">dealerName </text:span><text:span text:style-name="T5">= dealerName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DealerType() {</text:span></text:p>
      <text:p text:style-name="P2"><text:s text:c="8"/><text:span text:style-name="T2">return </text:span><text:span text:style-name="T7">dealerTyp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DealerType(String dealerType) {</text:span></text:p>
      <text:p text:style-name="P2"><text:s text:c="8"/><text:span text:style-name="T2">this</text:span><text:span text:style-name="T5">.</text:span><text:span text:style-name="T7">dealerType </text:span><text:span text:style-name="T5">= dealerType;</text:span></text:p>
      <text:p text:style-name="P2"><text:s text:c="4"/><text:span text:style-name="T5">}</text:span></text:p>
      <text:p text:style-name="P2"><text:s text:c="4"/><text:span text:style-name="T2">public long </text:span><text:span text:style-name="T5">getTxnAmt() {</text:span></text:p>
      <text:p text:style-name="P2"><text:s text:c="8"/><text:span text:style-name="T2">return </text:span><text:span text:style-name="T7">txnAmt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TxnAmt(</text:span><text:span text:style-name="T2">long </text:span><text:span text:style-name="T5">txnAmt) {</text:span></text:p>
      <text:p text:style-name="P2"><text:s text:c="8"/><text:span text:style-name="T2">this</text:span><text:span text:style-name="T5">.</text:span><text:span text:style-name="T7">txnAmt </text:span><text:span text:style-name="T5">= txnAmt;</text:span></text:p>
      <text:p text:style-name="P2"><text:s text:c="4"/><text:span text:style-name="T5">}</text:span></text:p>
      <text:p text:style-name="P2"><text:s text:c="4"/><text:span text:style-name="T2">public int </text:span><text:span text:style-name="T5">getPaymentAttempts() {</text:span></text:p>
      <text:p text:style-name="P2"><text:s text:c="8"/><text:span text:style-name="T2">return </text:span><text:span text:style-name="T7">paymentAttempts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PaymentAttempts(</text:span><text:span text:style-name="T2">int </text:span><text:span text:style-name="T5">paymentAttempts) {</text:span></text:p>
      <text:p text:style-name="P2"><text:s text:c="8"/><text:span text:style-name="T2">this</text:span><text:span text:style-name="T5">.</text:span><text:span text:style-name="T7">paymentAttempts </text:span><text:span text:style-name="T5">= paymentAttempts;</text:span></text:p>
      <text:p text:style-name="P2"><text:s text:c="4"/><text:span text:style-name="T5">}</text:span></text:p>
      <text:p text:style-name="P2"><text:s text:c="4"/><text:span text:style-name="T2">public int </text:span><text:span text:style-name="T5">getInquiryAttempts() {</text:span></text:p>
      <text:p text:style-name="P2"><text:s text:c="8"/><text:span text:style-name="T2">return </text:span><text:span text:style-name="T7">inquiryAttempts</text:span><text:span text:style-name="T5">;</text:span></text:p>
      <text:p text:style-name="P2"><text:soft-page-break/><text:s text:c="4"/><text:span text:style-name="T5">}</text:span></text:p>
      <text:p text:style-name="P2"><text:s text:c="4"/><text:span text:style-name="T2">public void </text:span><text:span text:style-name="T5">setInquiryAttempts(</text:span><text:span text:style-name="T2">int </text:span><text:span text:style-name="T5">inquiryAttempts) {</text:span></text:p>
      <text:p text:style-name="P2"><text:s text:c="8"/><text:span text:style-name="T2">this</text:span><text:span text:style-name="T5">.</text:span><text:span text:style-name="T7">inquiryAttempts </text:span><text:span text:style-name="T5">= inquiryAttempts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UtrNo() {</text:span></text:p>
      <text:p text:style-name="P2"><text:s text:c="8"/><text:span text:style-name="T2">return </text:span><text:span text:style-name="T7">utrNo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UtrNo(String utrNo) {</text:span></text:p>
      <text:p text:style-name="P2"><text:s text:c="8"/><text:span text:style-name="T2">this</text:span><text:span text:style-name="T5">.</text:span><text:span text:style-name="T7">utrNo </text:span><text:span text:style-name="T5">= utrNo;</text:span></text:p>
      <text:p text:style-name="P2"><text:s text:c="4"/><text:span text:style-name="T5">}</text:span></text:p>
      <text:p text:style-name="P2"><text:s text:c="4"/><text:span text:style-name="T2">public </text:span><text:span text:style-name="T5">Date getUtrDate() {</text:span></text:p>
      <text:p text:style-name="P2"><text:s text:c="8"/><text:span text:style-name="T2">return </text:span><text:span text:style-name="T7">utrDate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UtrDate(Date utrDate) {</text:span></text:p>
      <text:p text:style-name="P2"><text:s text:c="8"/><text:span text:style-name="T2">this</text:span><text:span text:style-name="T5">.</text:span><text:span text:style-name="T7">utrDate </text:span><text:span text:style-name="T5">= utrDate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Remark() {</text:span></text:p>
      <text:p text:style-name="P2"><text:s text:c="8"/><text:span text:style-name="T2">return </text:span><text:span text:style-name="T7">remark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Remark(String remark) {</text:span></text:p>
      <text:p text:style-name="P2"><text:s text:c="8"/><text:span text:style-name="T2">this</text:span><text:span text:style-name="T5">.</text:span><text:span text:style-name="T7">remark </text:span><text:span text:style-name="T5">= remark;</text:span></text:p>
      <text:p text:style-name="P2"><text:s text:c="4"/><text:span text:style-name="T5">}</text:span></text:p>
      <text:p text:style-name="P2"><text:s text:c="4"/><text:span text:style-name="T2">public </text:span><text:span text:style-name="T5">String getRequestId() {</text:span></text:p>
      <text:p text:style-name="P2"><text:s text:c="8"/><text:span text:style-name="T2">return </text:span><text:span text:style-name="T7">requestId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RequestId(String requestId) {</text:span></text:p>
      <text:p text:style-name="P2"><text:s text:c="8"/><text:span text:style-name="T2">this</text:span><text:span text:style-name="T5">.</text:span><text:span text:style-name="T7">requestId </text:span><text:span text:style-name="T5">= requestId;</text:span></text:p>
      <text:p text:style-name="P2"><text:s text:c="4"/><text:span text:style-name="T5">}</text:span></text:p>
      <text:p text:style-name="P2"><text:s text:c="4"/><text:span text:style-name="T2">public boolean </text:span><text:span text:style-name="T5">isPaymentExtarctFlag() {</text:span></text:p>
      <text:p text:style-name="P2"><text:s text:c="8"/><text:span text:style-name="T2">return </text:span><text:span text:style-name="T7">paymentExtarctFlag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PaymentExtarctFlag(</text:span><text:span text:style-name="T2">boolean </text:span><text:span text:style-name="T5">paymentExtarctFlag) {</text:span></text:p>
      <text:p text:style-name="P2"><text:s text:c="8"/><text:span text:style-name="T2">this</text:span><text:span text:style-name="T5">.</text:span><text:span text:style-name="T7">paymentExtarctFlag </text:span><text:span text:style-name="T5">= paymentExtarctFlag;</text:span></text:p>
      <text:p text:style-name="P2"><text:s text:c="4"/><text:span text:style-name="T5">}</text:span></text:p>
      <text:p text:style-name="P2"><text:s text:c="4"/><text:span text:style-name="T2">public boolean </text:span><text:span text:style-name="T5">isPushed() {</text:span></text:p>
      <text:p text:style-name="P2"><text:s text:c="8"/><text:span text:style-name="T2">return </text:span><text:span text:style-name="T7">pushed</text:span><text:span text:style-name="T5">;</text:span></text:p>
      <text:p text:style-name="P2"><text:s text:c="4"/><text:span text:style-name="T5">}</text:span></text:p>
      <text:p text:style-name="P2"><text:s text:c="4"/><text:span text:style-name="T2">public void </text:span><text:span text:style-name="T5">setPushed(</text:span><text:span text:style-name="T2">boolean </text:span><text:span text:style-name="T5">pushed) {</text:span></text:p>
      <text:p text:style-name="P2"><text:s text:c="8"/><text:span text:style-name="T2">this</text:span><text:span text:style-name="T5">.</text:span><text:span text:style-name="T7">pushed </text:span><text:span text:style-name="T5">= pushed;</text:span></text:p>
      <text:p text:style-name="P2"><text:s text:c="4"/><text:span text:style-name="T5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8:17:55.478903312</meta:creation-date>
    <dc:date>2019-11-27T18:18:12.501356732</dc:date>
    <meta:editing-duration>PT18S</meta:editing-duration>
    <meta:editing-cycles>1</meta:editing-cycles>
    <meta:document-statistic meta:table-count="0" meta:image-count="0" meta:object-count="0" meta:page-count="5" meta:paragraph-count="245" meta:word-count="614" meta:character-count="6533" meta:non-whitespace-character-count="4964"/>
    <meta:generator>LibreOffice/6.0.7.3$Linux_X86_64 LibreOffice_project/00m0$Build-3</meta:generator>
  </office:meta>
</office:document-meta>
</file>